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language="grc" fo:country="GR" officeooo:paragraph-rsid="00091797"/>
    </style:style>
    <style:style style:name="P2" style:family="paragraph" style:parent-style-name="Standard">
      <style:text-properties fo:language="grc" fo:country="GR" officeooo:paragraph-rsid="00091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Ἀλλ᾽ ὥσπερ ἔδει τοῦτο γενέσθαι, οὕτω καὶ ἐκ τῶν ἐναντίων πάλιν ἀντίκειται τὸ πρὸς τὸν θεὸν εὖλογον, ὥστε ἀληθῇ φανῆναι τὸν Θεὸν ἐν τῇ περὶ</text:p>
      <text:p text:style-name="P1">τοῦ θανάτου νομοθεσίᾳ. Ἄτοπον γὰρ ἦν διὰ τὴν ἡμῶν</text:p>
      <text:p text:style-name="P1">ὠφέλειαν καὶ διαμονὴν ψεύστην φανῆναι τὸν τῆς ἀληθείας πατέρα θεόν. Τί οὖν ἔδει καὶ περὶ τούτου γενέσθαι ἣ ποιῆσαι τὸν Θεόν; Μετάνοιαν ἐπὶ τῇ παραβάσει τοὺς ἀνθρώπους ἀπαιτῆσαι ; Τοῦτο γὰρ ἄν τις ἄξιον φήσειε Θεοῦ, λέγων, ὅτι, ὥσπερ ἐχ τῆς παραβάσεως εἰς φθορὰν γεγόνασιν, οὕτως ἐχ τῆς μετανοίας</text:p>
      <text:p text:style-name="P1">γένοιντο πάλιν ἂν εἰς ἀφθαρσίαν. Ἀλλ᾽ ἡ μετάνοια οὔτε τὸ εὔλογον τὸ πρὸς τὸν Θεὸν ἐφύλαττεν'</text:p>
      <text:p text:style-name="P1">ἔμενε γὰρ πάλιν οὐχ ἀληθὴς, μὴ κρατουμένων ἐν</text:p>
      <text:p text:style-name="P1">τῷ θανάτῳ τῶν ἀνθρώπων· οὔτε δὲ ἡ μετάνοια ἀπὸ</text:p>
      <text:p text:style-name="P1">τῶν κατὰ φύσιν ἀνακαλεῖται, ἀλλὰ μόνον παύει τῶν</text:p>
      <text:p text:style-name="P1">ἁμαρτημάτων. Εἰ μὲν οὖν μόνον ἦν πλημμέλημα καὶ</text:p>
      <text:p text:style-name="P1">μὴ φθορᾶς ἐπακολούθησις, καλῶς ἂν ἦν ἡ μετάνοια·</text:p>
      <text:p text:style-name="P1">εἰ δὲ, ἅπαξ προλαβούσης τῆς παραβάσεως, εἰς τὴν</text:p>
      <text:p text:style-name="P1">κατὰ φύσιν φθορὰν ἐκρατοῦντο οἱ ἄνθρωποι, καὶ</text:p>
      <text:p text:style-name="P1">τὴν τοῦ κατ᾽ εἰκόνα χάριν ἀφαιρεθέντες ἦσαν, τί ἄλλο</text:p>
      <text:p text:style-name="P1">ἔδει γενέσθαι; ἢ τίνος ἦν χρεία πρὸς τὴν τοιαύτην</text:p>
      <text:p text:style-name="P1">χάριν καὶ ἀνάκλησιν ἣ τοῦ καὶ κατὰ τὴν ἀρχὴν</text:p>
      <text:p text:style-name="P1">ἐχ τοῦ μὴ ὄντος πεποιηκότος τὰ ὅλα τοῦ Θεοῦ Λόγου;</text:p>
      <text:p text:style-name="P1">Αὐτοῦ γὰρ ἣν πάλιν καὶ τὸ φθαρτὸν εἰς ἀφθαρσίαν</text:p>
      <text:p text:style-name="P1">ἐνεγκεῖν, καὶ τὸ ὑπὲρ πάντων εὔλογον ἀποσῶσαι πρὸς</text:p>
      <text:p text:style-name="P1">τὸν Πατέρα. Λόγος γὰρ ὧν τοῦ Πατρὸς καὶ ὑπὲρ πάντας ὧν, ἀκολούθως καὶ ἀνακτίσαι τὰ ὅλα μόνος</text:p>
      <text:p text:style-name="P1">Ἦν δυνατὸς, καὶ ὑπὲρ πάντων παθεῖν, καὶ πρεσβεῦσαι</text:p>
      <text:p text:style-name="P1">περὶ πάντων ἱκανὸς πρὸς τὸν Πατέρα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9:03:59.611059789</meta:creation-date>
    <dc:date>2022-11-28T09:05:23.835839044</dc:date>
    <meta:editing-duration>PT51M12S</meta:editing-duration>
    <meta:editing-cycles>7</meta:editing-cycles>
    <meta:generator>LibreOffice/7.4.1.2$MacOSX_AARCH64 LibreOffice_project/3c58a8f3a960df8bc8fd77b461821e42c061c5f0</meta:generator>
    <meta:document-statistic meta:table-count="0" meta:image-count="0" meta:object-count="0" meta:page-count="1" meta:paragraph-count="20" meta:word-count="240" meta:character-count="1369" meta:non-whitespace-character-count="1149"/>
  </office:meta>
</office:document-meta>
</file>